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color="#000000" fo:font-weight="bold" style:font-weight-asian="bold" style:font-weight-complex="bold"/>
    </style:style>
    <style:style style:name="P2" style:family="paragraph" style:parent-style-name="Preformatted_20_Text">
      <style:paragraph-properties fo:margin-left="0cm" fo:margin-right="0cm" fo:margin-top="0cm" fo:margin-bottom="0cm" loext:contextual-spacing="false" fo:text-indent="0cm" style:auto-text-indent="false"/>
      <style:text-properties fo:color="#000000" fo:font-weight="bold" style:font-weight-asian="bold" style:font-weight-complex="bold"/>
    </style:style>
    <style:style style:name="T1" style:family="text">
      <style:text-properties fo:color="#f8f8f8"/>
    </style:style>
    <style:style style:name="T2" style:family="text">
      <style:text-properties fo:color="#8da6ce"/>
    </style:style>
    <style:style style:name="T3" style:family="text">
      <style:text-properties fo:color="#fadd2d"/>
    </style:style>
    <style:style style:name="T4" style:family="text">
      <style:text-properties fo:color="#fadd2d" fo:font-weight="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n microarreglo de ADN que a su vez puede ser llamado chip, oligonucleotide DNA chip o gene chip consiste en fragmentos múltiples de ADN de los cuales representa un gen diferente. Estan basados en la fijación de sondas que representan los genes (o proteinas, o metabolitos) sobre un sustrato sólido de cristal, plástico, silice, etc, y expuestos a las moléculas \textbf{diana} (Las muestras). Los microarrays funcionan con el nivel de hibridación entra la sonda especifica \textbf{(probe)} y la molecula diana \textbf{(taget)} se indica generalmente mediante \textbf{fluorescencia} y se mide por \textbf{análisis de imagenes} e indica niveles de expresión del gen correspondiente a la sonda en la muestra problema. Los microarrays puede medir la expresión de miles de genes para identificar cambios en la expresión entre diferentes estados biológicos. Se necesitan métodos para determinar la importancia de estos cambios mientras se toma en cuenta la enorme cantidad de genes.</text:p>
      <text:p text:style-name="P2">La mejor definición es un conjunto ordenado de genes en una pequeña superficie (10,000 muestras por cm2). Los microarreglos de DNA son una nueva herramienta de la biología molecular y las ciencias genómicas.</text:p>
      <text:p text:style-name="P2">Posiblemente es una de las aplicaciones más importantes para la información obtenida de la secuenciación sistemática de los genomas completos. Existen diferentes tipos de microarrays que son:</text:p>
      <text:p text:style-name="P2">\begin{itemize}</text:p>
      <text:p text:style-name="P2">\item De proteína</text:p>
      <text:p text:style-name="P2">\item De tejidos </text:p>
      <text:p text:style-name="P2">\item De DNA</text:p>
      <text:p text:style-name="P2">\item De expresion</text:p>
      <text:p text:style-name="P2">\end{itemize}</text:p>
      <text:p text:style-name="P2">\begin{figure}[h]</text:p>
      <text:p text:style-name="P2">\begin{center}</text:p>
      <text:p text:style-name="P2">\includegraphics[width=0.5\textwidth]{array.png}</text:p>
      <text:p text:style-name="P2">\end{center}</text:p>
      <text:p text:style-name="P2">\caption{Metodología básica de un microarreglo de ADN.}</text:p>
      <text:p text:style-name="P2">\end{figure}</text:p>
      <text:p text:style-name="P2">Los microarreglos tienen aplicacion a casi cualquier tipo de problema biológico, como puede ser el estudio de los genes que se expresan diferencialmente entre varias condiciones sanos/enfermos, mutantes/salvajes, tratados/no tratados, clasifica moleculas en enfermedades complejas, identifica genes caracteristicos de una patología (firam o "signature"), predice respuesta a un tratamiento, detecta mutaciones y polimorfismos de un único gen (SNP) entre muchas cosas ma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5T12:51:25.440925441</meta:creation-date>
    <dc:date>2018-01-28T08:05:58.970444259</dc:date>
    <meta:editing-duration>P2DT19H4M23S</meta:editing-duration>
    <meta:editing-cycles>1</meta:editing-cycles>
    <meta:document-statistic meta:table-count="0" meta:image-count="0" meta:object-count="0" meta:page-count="1" meta:paragraph-count="16" meta:word-count="296" meta:character-count="2095" meta:non-whitespace-character-count="1814"/>
    <meta:generator>LibreOffice/5.1.6.2$Linux_X86_64 LibreOffice_project/10m0$Build-2</meta:generator>
  </office:meta>
</office:document-meta>
</file>